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cc79" officeooo:paragraph-rsid="000acc79"/>
    </style:style>
    <style:style style:name="P2" style:family="paragraph" style:parent-style-name="Standard">
      <style:text-properties officeooo:paragraph-rsid="000acc79"/>
    </style:style>
    <style:style style:name="P3" style:family="paragraph" style:parent-style-name="Standard">
      <style:text-properties officeooo:paragraph-rsid="000c317b"/>
    </style:style>
    <style:style style:name="P4" style:family="paragraph" style:parent-style-name="Standard">
      <style:text-properties officeooo:rsid="000c317b" officeooo:paragraph-rsid="000c317b"/>
    </style:style>
    <style:style style:name="P5" style:family="paragraph" style:parent-style-name="Standard">
      <style:text-properties officeooo:rsid="000c96ba" officeooo:paragraph-rsid="000c96ba"/>
    </style:style>
    <style:style style:name="P6" style:family="paragraph" style:parent-style-name="Standard">
      <style:text-properties officeooo:paragraph-rsid="000c96ba"/>
    </style:style>
    <style:style style:name="P7" style:family="paragraph" style:parent-style-name="Standard">
      <style:text-properties officeooo:rsid="000e67c8" officeooo:paragraph-rsid="000e67c8"/>
    </style:style>
    <style:style style:name="P8" style:family="paragraph" style:parent-style-name="Standard">
      <style:text-properties officeooo:paragraph-rsid="000e67c8"/>
    </style:style>
    <style:style style:name="P9" style:family="paragraph" style:parent-style-name="Standard">
      <style:text-properties officeooo:paragraph-rsid="00108ae4"/>
    </style:style>
    <style:style style:name="P10" style:family="paragraph" style:parent-style-name="Standard">
      <style:text-properties officeooo:paragraph-rsid="0010d35b"/>
    </style:style>
    <style:style style:name="P11" style:family="paragraph" style:parent-style-name="Standard">
      <style:text-properties officeooo:rsid="0012a1a6" officeooo:paragraph-rsid="0012a1a6"/>
    </style:style>
    <style:style style:name="P12" style:family="paragraph" style:parent-style-name="Standard">
      <style:text-properties officeooo:rsid="00143016" officeooo:paragraph-rsid="00143016"/>
    </style:style>
    <style:style style:name="P13" style:family="paragraph" style:parent-style-name="Standard">
      <style:text-properties officeooo:rsid="0014c824" officeooo:paragraph-rsid="0014c824"/>
    </style:style>
    <style:style style:name="P14" style:family="paragraph" style:parent-style-name="Standard">
      <style:text-properties officeooo:paragraph-rsid="0014c824"/>
    </style:style>
    <style:style style:name="P15" style:family="paragraph" style:parent-style-name="Standard">
      <style:text-properties officeooo:paragraph-rsid="0015369a"/>
    </style:style>
    <style:style style:name="P16" style:family="paragraph" style:parent-style-name="Standard">
      <style:text-properties officeooo:paragraph-rsid="0016a016"/>
    </style:style>
    <style:style style:name="T1" style:family="text">
      <style:text-properties officeooo:rsid="000acc79"/>
    </style:style>
    <style:style style:name="T2" style:family="text">
      <style:text-properties officeooo:rsid="000c317b"/>
    </style:style>
    <style:style style:name="T3" style:family="text">
      <style:text-properties fo:font-style="italic" officeooo:rsid="000acc79" style:font-style-asian="italic" style:font-style-complex="italic"/>
    </style:style>
    <style:style style:name="T4" style:family="text">
      <style:text-properties fo:font-style="italic" officeooo:rsid="000c317b" style:font-style-asian="italic" style:font-style-complex="italic"/>
    </style:style>
    <style:style style:name="T5" style:family="text">
      <style:text-properties officeooo:rsid="000c96ba"/>
    </style:style>
    <style:style style:name="T6" style:family="text">
      <style:text-properties officeooo:rsid="0010d35b"/>
    </style:style>
    <style:style style:name="T7" style:family="text">
      <style:text-properties officeooo:rsid="0014c824"/>
    </style:style>
    <style:style style:name="T8" style:family="text">
      <style:text-properties fo:font-weight="bold" officeooo:rsid="000c317b" style:font-weight-asian="bold" style:font-weight-complex="bold"/>
    </style:style>
    <style:style style:name="T9" style:family="text">
      <style:text-properties officeooo:rsid="0015369a"/>
    </style:style>
    <style:style style:name="T10" style:family="text">
      <style:text-properties officeooo:rsid="0016a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Schritt: Installieren sie auf ihrem Rechner docker und .ddev<text:line-break/><text:a xlink:type="simple" xlink:href="https://www.docker.com/products/docker-desktop" text:style-name="Internet_20_link" text:visited-style-name="Visited_20_Internet_20_Link">https://www.docker.com/products/docker-desktop</text:a></text:p>
      <text:p text:style-name="P1"><text:a xlink:type="simple" xlink:href="https://ddev.readthedocs.io/en/stable/" text:style-name="Internet_20_link" text:visited-style-name="Visited_20_Internet_20_Link">https://ddev.readthedocs.io/en/stable/</text:a></text:p>
      <text:p text:style-name="P1">Damit schaffen sie die Voraussetzungen, dass die benötigte Software auf ihrem Rechner installiert werden kann. <text:s/></text:p>
      <text:p text:style-name="P4">2. Installieren sie auf ihrem Rechner git </text:p>
      <text:p text:style-name="P4"><text:a xlink:type="simple" xlink:href="https://git-scm.com/book/de/v2/Erste-Schritte-Git-installieren" text:style-name="Internet_20_link" text:visited-style-name="Visited_20_Internet_20_Link">https://git-scm.com/book/de/v2/Erste-Schritte-Git-installieren</text:a></text:p>
      <text:p text:style-name="P4">(eine intelligente Archivierungssoftware – leider will Deutschland seine Gesetze immer noch nicht über Git-Versionieren, obwohl es doch mal schön wäre zu sehen, wann welche Gesetze angepasst wurden)</text:p>
      <text:p text:style-name="P2"><text:span text:style-name="T1">3. Schritt: Rufen sie Powershell / Terminal / Git-Bash auf. (im Windows-Explorern können sie mit rechten Mausklick auf den Zielordner direkt in die Git-Bash und den richtigen Ordner wechseln.<text:line-break/>Wechsel sie in ihren mit </text:span><text:span text:style-name="T3">cd Ü</text:span><text:span text:style-name="T4">ber</text:span><text:span text:style-name="T3">ordner</text:span><text:span text:style-name="T4">VonMySearch</text:span><text:span text:style-name="T3"> </text:span><text:span text:style-name="T1">und mit </text:span><text:span text:style-name="T3">cd ..</text:span><text:span text:style-name="T1"> (.. ist der Name für den übergeordnete Ordner) hinein. Es sollte keine Ordner mit Namen mysearch da sein. Tippen sie nacheinander die folgenden drei Befehle ein:</text:span></text:p>
      <text:p text:style-name="P2"/>
      <text:p text:style-name="P3"><text:span text:style-name="T1">git clone https://github.com/porthd/mysearch.git</text:span></text:p>
      <text:p text:style-name="P5">ddev start</text:p>
      <text:p text:style-name="P6"><text:span text:style-name="T5">ddev composer install</text:span></text:p>
      <text:p text:style-name="P7">ddev import-db --src=startmysearch.sql</text:p>
      <text:p text:style-name="P10"/>
      <text:p text:style-name="P5"><text:line-break/>Erläuterungen</text:p>
      <text:p text:style-name="P5">‚git Clone‘ lädt die Text-Dateien herunter, die sie vorab auch auf h<text:span text:style-name="T1">ttps://github.com/porthd/mysearch</text:span> finden. </text:p>
      <text:p text:style-name="P6"><text:span text:style-name="T5">‚ddev start‘ startet ddev, dass seinerseits den Docker startet, welches seinesseits viele Datreien aus dem Internet herunterlädt, die <text:s/>das System braucht, um auf ihrem Rechner ein lokales Internet zu simulieren.</text:span></text:p>
      <text:p text:style-name="P9"><text:span text:style-name="T5">‚ddev composer install‘ startet innerhalb ihres simulierten lokalen Internets auf ihrem lokalen Server das php-Programm composer, welches die TYPO3-Aufsetzung aus dem echten Internet herunterlädt und lokal auf ihrem Rechner installiert. (Mit ‚ddev composer update‘ können sie neuere Versionen herunterladen.) </text:span></text:p>
      <text:p text:style-name="P9"><text:span text:style-name="T5">‚ddev import-db –src=startmysearch.sql‘ lädt eine initiale Datenbank für das TYPO3-System herunter. Darin sind weiterführende Informationen und Hinweise enthalten. (Das System bringt sein hoffentlich immer aktuelles Handbuch selbst mit.)</text:span></text:p>
      <text:p text:style-name="P9"/>
      <text:p text:style-name="P8"><text:span text:style-name="T6">P.S.: Wem diese vier Schritte zu blöd oder zu kompliziert sind, der sollte seinen Berechtigungsschein beim Amt für Lebenstauglichkeit im Neuen Deutschland erneuern lassen. (Ironie!) Beamte und Lehrer sind übrigens von diesem Schein befreit, weil beim Standard-Norm-Beamten bekanntermaßen Innovation an sich schon zum mentalen Gehirnkollaps führen kann. (Sarkasmus!)</text:span></text:p>
      <text:p text:style-name="P10"><text:span text:style-name="T6">P.P.S.: In Git soll der führende Brach, wo dem sich die Nebenäste ableiten, aus antirassistischen Gründen nicht mehr ‚Master‘ genannt werden. Manche haben ‚Führer (=engl.: leader)‘ vorgeschlagen, um die Führungseigenschaft des Hauptbranches zu betonen. (Ironie)</text:span></text:p>
      <text:p text:style-name="P8"/>
      <text:p text:style-name="P3"><text:span text:style-name="T2">4. </text:span><text:span text:style-name="T8">Sicherheit<text:line-break/></text:span><text:span text:style-name="T2">Rufen sie ihren Browser auf und tippen sie folgendes in die Adresszeile.<text:line-break/></text:span><text:a xlink:type="simple" xlink:href="https://mysearch.ddev.site/typo3/" text:style-name="Internet_20_link" text:visited-style-name="Visited_20_Internet_20_Link"><text:span text:style-name="T2">https://mysearch.ddev.site/typo3/</text:span></text:a><text:span text:style-name="T2"> auf<text:line-break/>Loggen sie sich in das Backend ein</text:span></text:p>
      <text:p text:style-name="P11">User : admin</text:p>
      <text:p text:style-name="P11">Passwort: Test123!</text:p>
      <text:p text:style-name="P11"/>
      <text:p text:style-name="P11"><text:soft-page-break/>Ändern sie das Password!</text:p>
      <text:p text:style-name="P12">4.b. Ändern sie das Passwort für das Installtool.</text:p>
      <text:p text:style-name="P12"/>
      <text:p text:style-name="P15"><text:span text:style-name="T9">5. Starten sie den Prowser und tippen sie </text:span><text:a xlink:type="simple" xlink:href="https://mysearch.ddev.site/" text:style-name="Internet_20_link" text:visited-style-name="Visited_20_Internet_20_Link"><text:span text:style-name="T9">https://mysearch.ddev.site</text:span></text:a><text:span text:style-name="T9"> als Adresse in ihrem lokalen Internet ein. Die Warnung: Mögliches Sicherheitsrisiko erkannt müssen sie ggfls. Akzeptieren, weil kein dritter Anbieter ihr gerade von ddev erzeugtes Zertifikat als vertrauenswürdig bestätigen kann.</text:span></text:p>
      <text:p text:style-name="P15"/>
      <text:p text:style-name="P15"><text:span text:style-name="T9">Sie sollten jetzt den bekannten Suchschlitz und einige weitere Buttons sehen.</text:span></text:p>
      <text:p text:style-name="P15"/>
      <text:p text:style-name="P14"><text:span text:style-name="T7">6. Workflow für ihre persönliche Suchmaschine</text:span></text:p>
      <text:p text:style-name="P13">Übersicht- Schrittweise<text:line-break/>- Erstelle <text:span text:style-name="T9">aus einer einfachen Text-Dateien </text:span>eine manuell Startliste mit Links zur einem bestimmten Thema (Bookmarks) </text:p>
      <text:p text:style-name="P14"><text:span text:style-name="T7">- (Advanced) Expandiere die Liste mit dem Explode-Robot // Kann durch Extensions erweitert/verändert <text:s/>werden</text:span></text:p>
      <text:p text:style-name="P14"><text:span text:style-name="T7">- Gibt deine expandierte Liste an den Indexer // Kann durch Extension erweitert/verändert werden</text:span></text:p>
      <text:p text:style-name="P14">- <text:span text:style-name="T7">Starte deine lokalen Abfragen // Kann durch Extensions erweitert/verändert werden</text:span></text:p>
      <text:p text:style-name="P11"><text:s/></text:p>
      <text:p text:style-name="P13">Detail</text:p>
      <text:p text:style-name="P13"><text:span text:style-name="T9">Erstelle m</text:span>anuelle Startliste <text:span text:style-name="T9">aus eigenen Bookmarks </text:span>erstellen</text:p>
      <text:p text:style-name="P13">Wer sich für bestimmte Themen interessiert, wir<text:span text:style-name="T10">d</text:span> sich zu bestimmten Themen bookmarks <text:span text:style-name="T10">zusammenstellen</text:span>. </text:p>
      <text:p text:style-name="P15"><text:span text:style-name="T7">Die sind meist in Ordnern und Unterordner innerhalb eines Browser thematisch sortiert. Leider stellen die modernen Browser wie Chrome, Firefox selbst keine Funktion zur Verfügung, mit der man einzelne Ordner exportieren kann. </text:span></text:p>
      <text:p text:style-name="P15"><text:span text:style-name="T7">Es gibt aber einen schmutzigen Hack – zumindest unter Windows. Man kopiert im Lesezeichen-Verwaltungsfenster einen markierten Bookmarkordner in die Zwischenablage. Anschließend fügt man die Daten der Zwischenablage in einen einfachen Texteditor wie Notepad++ ein. Man erhält dank der Konvertierung unter Windows automatisch eine <text:s/>Liste der Links aus dem ausgewählten Bookmark.</text:span></text:p>
      <text:p text:style-name="P15"/>
      <text:p text:style-name="P16"><text:span text:style-name="T10">Nachbemerkung<text:line-break/>Bei google ist seit Jahren zu bemerken, dass der Impact von google mit dem Wachstum vom Internet immer schlechter geworden ist. Ich würde vermuten, dass google bestenfalls noch einen mittelbaren Zugang zu 2% aller frei verfügbaren Informationen im Netz liefert. Da wie in der Wissenschaft die meisten Webseiten nur voneinander abschreiben, sind von 2% bestenfalls 5% wirklich lesenswert. Der google ist also aus Sicht des Suchenden Müll-überfrachtet. Für die persönlichen Bedürfnisse wäre es also hilfreich, einen eigenen Index vorzuhalten </text:span></text:p>
      <text:p text:style-name="P16"><text:span text:style-name="T10">Die aktuelle Aufsetzung ist ein einfacher Ansatz, um die eigenen Bookmarks zu einem eigenen Index aufzubauen. Ich denke, dass eine gute Bookmarkliste sich auch gut gegen Geld-Verkaufen lässt.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4T11:51:46.110000000</meta:creation-date>
    <dc:date>2020-08-24T18:28:38.732000000</dc:date>
    <meta:editing-duration>PT39M38S</meta:editing-duration>
    <meta:editing-cycles>1</meta:editing-cycles>
    <meta:document-statistic meta:table-count="0" meta:image-count="0" meta:object-count="0" meta:page-count="2" meta:paragraph-count="38" meta:word-count="696" meta:character-count="5229" meta:non-whitespace-character-count="4554"/>
    <meta:generator>LibreOffice/6.3.2.2$Windows_X86_64 LibreOffice_project/98b30e735bda24bc04ab42594c85f7fd8be07b9c</meta:generator>
  </office:meta>
</office:document-meta>
</file>